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9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9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9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fo:font-weight="bold" style:font-weight-asian="normal" style:font-weight-complex="normal"/>
    </style:style>
    <style:style style:name="T25" style:family="text">
      <style:text-properties fo:font-weight="normal" style:font-weight-asian="bold" style:font-weight-complex="bold"/>
    </style:style>
    <style:style style:name="T26" style:family="text">
      <style:text-properties style:font-weight-asian="bold" style:font-weight-complex="bold"/>
    </style:style>
    <style:style style:name="T27" style:family="text">
      <style:text-properties fo:font-weight="bold" style:font-name-asian="Lucida Sans Unicode" style:font-weight-asian="bold" style:font-name-complex="Tahoma2" style:font-weight-complex="bold"/>
    </style:style>
    <style:style style:name="T28" style:family="text">
      <style:text-properties fo:font-weight="normal" style:font-name-asian="Lucida Sans Unicode" style:font-name-complex="Tahoma2"/>
    </style:style>
    <style:style style:name="T29" style:family="text">
      <style:text-properties fo:font-weight="normal" style:font-name-asian="Lucida Sans Unicode" style:font-weight-asian="normal" style:font-name-complex="Tahoma2" style:font-weight-complex="normal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size="10pt" style:font-size-asian="10pt" style:font-size-complex="10pt"/>
    </style:style>
    <style:style style:name="T32" style:family="text">
      <style:text-properties fo:font-size="12pt"/>
    </style:style>
    <style:style style:name="T33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Add new page</text:span></text:p>
            <text:p><text:span text:style-name="T2">- </text:span><text:span text:style-name="T3">Drag and drop Content Detail portlet </text:span><text:span text:style-name="T3">to this 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Content </text:span><text:span text:style-name="T4">Explorer/Sites </text:span><text:span text:style-name="T4">Management/acme/web 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contents (or </text:span><text:span text:style-name="T2">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4">Content</text:span><text:span text:style-name="T2"> </text:span><text:span text:style-name="T2">Explorer/Sites </text:span><text:span text:style-name="T2">Management/acme/web contents</text:span></text:p>
            <text:p><text:span text:style-name="T5">- Select </text:span><text:span text:style-name="T6">Site editor/Add new page</text:span><text:span text:style-name="T5"> </text:span><text:span text:style-name="T5">to create new page. </text:span></text:p>
            <text:p><text:span text:style-name="T5">- Select page node before inputing </text:span><text:span text:style-name="T5">Node Name and Display Name then </text:span><text:span text:style-name="T5">click [</text:span><text:span text:style-name="T7">Next</text:span><text:span text:style-name="T5">] 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</text:span><text:span text:style-name="T5">by drag and drop from page editor</text:span></text:p>
            <text:p><text:span text:style-name="T5">- Click edit portlet icon of this Content </text:span><text:span text:style-name="T5">list 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</text:span><text:span text:style-name="T3">content 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4">Overview</text:span>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/><text:span text:style-name="T4">Content</text:span> <text:span text:style-name="T4">E</text:span><text:span text:style-name="T2">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4">Content</text:span> <text:span text:style-name="T4">E</text:span><text:span text:style-name="T2">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document/web content into </text:span><text:span text:style-name="T5">SCV or CLV page</text:span></text:p>
            <text:p><text:span text:style-name="T5">- Go to page contains document/web </text:span><text:span text:style-name="T5">content 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Portal </text:span><text:span text:style-name="T2">Administration /Page </text:span><text:span text:style-name="T2">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</text:span><text:span text:style-name="T4">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</text:span><text:span text:style-name="T4">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</text:span><text:span text:style-name="T12">select 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</text:span><text:span text:style-name="T5">box</text:span></text:p>
            <text:p><text:span text:style-name="T5">- Click [</text:span><text:span text:style-name="T7">Administration</text:span><text:span text:style-name="T5">] button then </text:span><text:span text:style-name="T5">select 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</text:span><text:span text:style-name="T5">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</text:span><text:span text:style-name="T12">select 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31">- After subscribing news letter. The </text:span><text:span text:style-name="T31">confirmation letter <text:s/>is sent to the </text:span><text:span text:style-name="T31">inputed email address of user. If he </text:span><text:span text:style-name="T31">does not confirm this letter --&gt;he </text:span><text:span text:style-name="T31">cannot received any letters which </text:span><text:span text:style-name="T31">have the subscription subscribed </text:span><text:span text:style-name="T31">before. </text:span></text:p>
            <text:p><text:span text:style-name="T31">Just only open email and click “here” </text:span><text:span text:style-name="T31">link in the confirmation letter to finish </text:span><text:span text:style-name="T31">this.</text:span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Content Explorer</text:span>, add an action for path folder of FCC portlet</text:p>
            <text:p>- Select <text:span text:style-name="T2">Contact Us</text:span> page then select <text:span text:style-name="T2">Site 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</text:span><text:span text:style-name="T2">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Content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</text:span><text:span text:style-name="T3">Url <text:s/>portlet to this site</text:span></text:p>
            <text:p><text:span text:style-name="T3">- Config for Category Content portlet: </text:span><text:span text:style-name="T3">Select the target page: created page </text:span><text:span text:style-name="T3">above</text:span></text:p>
            <text:p><text:span text:style-name="T3">- Select new created page</text:span></text:p>
            <text:p><text:span text:style-name="T3">- Select category in Category </text:span><text:span text:style-name="T3">Navigation portlet</text:span></text:p>
            <text:p><text:span text:style-name="T3">- Click on title of content in Category </text:span><text:span text:style-name="T3">Content 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content list viewer</text:span></text:p>
            <text:p>- Change value in <text:span text:style-name="T4">Parameterized </text:span><text:span text:style-name="T4">content list viewer</text:span> configuration form and Save</text:p>
            <text:p>- Switch to View mode of <text:span text:style-name="T4">Parameterized 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Content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Artic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</text:span><text:span text:style-name="T3">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 Plan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Sample </text:span><text:span text:style-name="T3">Node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Kofax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Podcast </text:span></text:p>
            <text:p><text:span text:style-name="T3">- Put name for document and other </text:span><text:span text:style-name="T3">required 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</text:span><text:span text:style-name="T6">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</text:span><text:span text:style-name="T6">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</text:span><text:span text:style-name="T6">webcontent</text:span></text:p>
            <text:p><text:span text:style-name="T20">- Right click on document, and </text:span><text:span text:style-name="T20">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</text:span><text:span text:style-name="T15">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Free </text:span><text:span text:style-name="T3">layout webcontent</text:span></text:p>
            <text:p><text:span text:style-name="T3">- Put name for document and other </text:span><text:span text:style-name="T3">required 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</text:span><text:span text:style-name="T21">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</text:span><text:span text:style-name="T3">bar or right click on the main pane</text:span></text:p>
            <text:p><text:span text:style-name="T3">- Browse a file to upload</text:span></text:p>
            <text:p><text:span text:style-name="T3"><text:s/></text:span><text:span text:style-name="T3">+ file &lt; 100Mb</text:span></text:p>
            <text:p><text:span text:style-name="T3"><text:s/></text:span><text:span text:style-name="T3">+ file &gt; 100Mb</text:span></text:p>
            <text:p><text:span text:style-name="T3"><text:s/></text:span><text:span text:style-name="T3">+ video </text:span></text:p>
            <text:p><text:span text:style-name="T3"><text:s/></text:span><text:span text:style-name="T3">+ large mp3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</text:span><text:span text:style-name="T3">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</text:span><text:span text:style-name="T10">Remove 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address is the path of a </text:span><text:span text:style-name="T23">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</text:span><text:span text:style-name="T10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</text:span><text:span text:style-name="T15">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</text:span><text:span text:style-name="T3">icon in 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</text:span><text:span text:style-name="T3">action 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</text:span><text:span text:style-name="T10">perform to edit</text:span></text:p>
            <text:p><text:span text:style-name="T4">Delete a comment</text:span></text:p>
            <text:p><text:span text:style-name="T10">- Show the comment, click on Delete </text:span><text:span text:style-name="T10">icon 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<text:span text:style-name="T10">- Select a document/Uploaded file</text:span></text:p>
            <text:p><text:span text:style-name="T10">- Click on “Manage Publication” icon </text:span><text:span text:style-name="T10">in the action bar</text:span></text:p>
            <text:p><text:span text:style-name="T10">- Click on </text:span><text:span text:style-name="T4">Stage</text:span></text:p>
            <text:p><text:span text:style-name="T10">- Setting time in </text:span><text:span text:style-name="T24">From</text:span><text:span text:style-name="T10"> and </text:span><text:span text:style-name="T4">To</text:span><text:span text:style-name="T10"> field</text:span></text:p>
            <text:p><text:span text:style-name="T25">- Click </text:span><text:span text:style-name="T4">Save</text:span></text:p>
            <text:p><text:span text:style-name="T26"/></text:p>
            <text:p><text:span text:style-name="T26"/></text:p>
          </table:table-cell>
          <table:table-cell table:style-name="ce65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</text:span><text:span text:style-name="T10">the action bar</text:span></text:p>
            <text:p><text:span text:style-name="T10">- Select category to add for </text:span><text:span text:style-name="T10">document/Uploaded file</text:span></text:p>
            <text:p><text:span text:style-name="T26">Delete category</text:span></text:p>
            <text:p><text:span text:style-name="T10">- Click on corresponding Delete icon </text:span><text:span text:style-name="T10">of 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</text:span><text:span text:style-name="T3">the action 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</text:span><text:span text:style-name="T3">of Relation </text:span></text:p>
            <text:p><text:span text:style-name="T6">Show Relation</text:span></text:p>
            <text:p><text:span text:style-name="T15">- Select the node which Is added </text:span><text:span text:style-name="T15">relation</text:span></text:p>
            <text:p><text:span text:style-name="T5">- Click Show/Hide Relation icon on </text:span><text:span text:style-name="T5">action bar</text:span></text:p>
            <text:p><text:span text:style-name="T6">Hide Relation</text:span></text:p>
            <text:p><text:span text:style-name="T5">- Click Show/Hide Relation icon on </text:span><text:span text:style-name="T5">action bar 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</text:span><text:span text:style-name="T22">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</text:span><text:span text:style-name="T10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</text:span><text:span text:style-name="T3">action bar</text:span></text:p>
            <text:p><text:span text:style-name="T4">Add permission for node</text:span></text:p>
            <text:p><text:span text:style-name="T10">- Choose user/group to add </text:span><text:span text:style-name="T10">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</text:span><text:span text:style-name="T10">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</text:span><text:span text:style-name="T5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</text:span><text:span text:style-name="T15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</text:span><text:span text:style-name="T3">above action 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7">Search </text:span></text:p>
            <text:p><text:span text:style-name="T28">- Click Saved Searched icon on </text:span><text:span text:style-name="T28">action bar</text:span></text:p>
            <text:p><text:span text:style-name="T28">- Click Advanced Search icon</text:span></text:p>
            <text:p><text:span text:style-name="T28">- Input Constraint to search </text:span></text:p>
            <text:p><text:span text:style-name="T28">- Click </text:span><text:span text:style-name="T27">Search</text:span><text:span text:style-name="T28"> button</text:span></text:p>
            <text:p><text:span text:style-name="T29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</text:span><text:span text:style-name="T15">a 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</text:span><text:span text:style-name="T15">of a 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</text:span><text:span text:style-name="T10">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Tag</text:span></text:p>
            <text:p><text:span text:style-name="T15">- Go to </text:span><text:span text:style-name="T6">Content </text:span><text:span text:style-name="T6">Administration/Categories&amp;Tags/M</text:span><text:span text:style-name="T6">anage Tags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tag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Tag</text:span></text:p>
            <text:p><text:span text:style-name="T20">- Click corresponding Delete icon <text:s/></text:span><text:span text:style-name="T20">with 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</text:span><text:span text:style-name="T6">Content </text:span><text:span text:style-name="T6">Administration/Categories&amp;Tags/M</text:span><text:span text:style-name="T6">anage Categori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</text:span><text:span text:style-name="T20">taxonomy 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</text:span><text:span text:style-name="T20">with 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</text:span><text:span text:style-name="T2">valid value in fields</text:span></text:p>
            <text:p><text:span text:style-name="T15">- Go to </text:span><text:span text:style-name="T6">Content </text:span><text:span text:style-name="T6">Administration/Content </text:span><text:span text:style-name="T6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</text:span><text:span text:style-name="T10">template 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</text:span><text:span text:style-name="T15">of 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</text:span><text:span text:style-name="T6">Content </text:span><text:span text:style-name="T6">Administration/Content </text:span><text:span text:style-name="T6">Presentation/Manage Metadata</text:span></text:p>
            <text:p><text:span text:style-name="T4">View Metadata</text:span></text:p>
            <text:p><text:span text:style-name="T4">- </text:span><text:span text:style-name="T10">Click corresponding View icon of </text:span><text:span text:style-name="T10">Metadata you want to View</text:span></text:p>
            <text:p><text:span text:style-name="T4">Edit Metadata</text:span></text:p>
            <text:p><text:span text:style-name="T6">- </text:span><text:span text:style-name="T15">Click corresponding Edit icon of </text:span><text:span text:style-name="T15">Metadata 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</text:span><text:span text:style-name="T15">Metadata 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</text:span><text:span text:style-name="T6">Content </text:span><text:span text:style-name="T6">Administration/Content </text:span><text:span text:style-name="T6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</text:span><text:span text:style-name="T10">View you want to view</text:span></text:p>
            <text:p><text:span text:style-name="T4">Edit a View</text:span></text:p>
            <text:p><text:span text:style-name="T15">- Click on corresponding Edit icon of </text:span><text:span text:style-name="T15">View you 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</text:span><text:span text:style-name="T6">Content </text:span><text:span text:style-name="T6">Administration/Content </text:span><text:span text:style-name="T6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</text:span><text:span text:style-name="T6">Content </text:span><text:span text:style-name="T6">Administration/Content </text:span><text:span text:style-name="T6">Types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</text:span><text:span text:style-name="T6"> Content </text:span><text:span text:style-name="T6">Administration/Content Types </text:span><text:span text:style-name="T6">o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</text:span><text:span text:style-name="T6">Content </text:span><text:span text:style-name="T6">Administration/Advanced </text:span><text:span text:style-name="T6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</text:span><text:span text:style-name="T15">perform to edit</text:span></text:p>
            <text:p><text:span text:style-name="T6">Delete Query</text:span></text:p>
            <text:p><text:span text:style-name="T6">- </text:span><text:span text:style-name="T15">Click on Delete this query icon of a </text:span><text:span text:style-name="T15">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</text:span><text:span text:style-name="T6">Content </text:span><text:span text:style-name="T6">Administration/Advanced </text:span><text:span text:style-name="T6">configuration/Manage script</text:span></text:p>
            <text:p><text:span text:style-name="T10">- Click Add button and input </text:span><text:span text:style-name="T10">information for 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</text:span><text:span text:style-name="T15">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9">- Go to </text:span><text:span text:style-name="T27">Content </text:span><text:span text:style-name="T27">Administration/Advanced </text:span><text:span text:style-name="T27">configuration/Manage Action</text:span></text:p>
            <text:p><text:span text:style-name="T29">- Click on Add button</text:span></text:p>
            <text:p><text:span text:style-name="T29">- Input required fields</text:span></text:p>
            <text:p><text:span text:style-name="T29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</text:span><text:span text:style-name="T10">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</text:span><text:span text:style-name="T10">which have permission to unlock a </text:span><text:span text:style-name="T10">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Validation</text:span> folder</text:p>
            <text:p>- Login by user is in validator:/platform/administrators group</text:p>
            <text:p>- Go to <text:span text:style-name="T4">Business Process </text:span><text:span text:style-name="T4">Controller → Task Controller</text:span>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</text:span><text:span text:style-name="T15">workspace</text:span></text:p>
            <text:p><text:span text:style-name="T5">- Login by normal user, add a </text:span><text:span text:style-name="T5">document in</text:span><text:span text:style-name="T6"> Validation</text:span><text:span text:style-name="T5"> folder</text:span></text:p>
            <text:p><text:span text:style-name="T5">- Login by user is in </text:span><text:span text:style-name="T5">validator:/platform/administrators </text:span><text:span text:style-name="T5">group</text:span>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</text:span><text:span text:style-name="T5"> of content </text:span><text:span text:style-name="T5">publishing 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Pay raise </text:span><text:span text:style-name="T15">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</text:span><text:span text:style-name="T15">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Go to </text:span><text:span text:style-name="T6">Business Process </text:span><text:span text:style-name="T6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30">- Go to </text:span><text:span text:style-name="T17">Business Process </text:span><text:span text:style-name="T17">Controller → 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79"/>
        <table:table-column table:style-name="co13" table:default-cell-style-name="ce82"/>
        <table:table-column table:style-name="co14" table:default-cell-style-name="ce84"/>
        <table:table-column table:style-name="co15" table:default-cell-style-name="ce83"/>
        <table:table-column table:style-name="co16" table:default-cell-style-name="ce88"/>
        <table:table-column table:style-name="co17" table:default-cell-style-name="ce94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3">Product version: </text:span>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93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93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Single Content Viewer page</text:p>
          </table:table-cell>
          <table:table-cell table:formula="of:=SUMPRODUCT(([SniffTest.B$5:SniffTest.B$947]=[.$A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Folder”</text:p>
          </table:table-cell>
          <table:table-cell table:formula="of:=SUMPRODUCT(([SniffTest.B$5:SniffTest.B$947]=[.$A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85" office:value-type="string">
            <text:p>Create new Content List Viewer page with mode “By Contents”</text:p>
          </table:table-cell>
          <table:table-cell table:formula="of:=SUMPRODUCT(([SniffTest.B$5:SniffTest.B$947]=[.$A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table:style-name="ce85" office:value-type="string">
            <text:p>Edit Single Content Viewer (Banner, Footer...) in Overview page</text:p>
          </table:table-cell>
          <table:table-cell table:formula="of:=SUMPRODUCT(([SniffTest.B$5:SniffTest.B$947]=[.$A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table:style-name="ce85" office:value-type="string">
            <text:p>Edit Content List Viewer (Documents, Last news …)</text:p>
          </table:table-cell>
          <table:table-cell table:formula="of:=SUMPRODUCT(([SniffTest.B$5:SniffTest.B$947]=[.$A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3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table:style-name="ce85" office:value-type="string">
            <text:p>Search content of document/page </text:p>
          </table:table-cell>
          <table:table-cell table:formula="of:=SUMPRODUCT(([SniffTest.B$5:SniffTest.B$947]=[.$A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7" office:value-type="string">
            <text:p>Show draft content from page</text:p>
          </table:table-cell>
          <table:table-cell table:formula="of:=SUMPRODUCT(([SniffTest.B$5:SniffTest.B$947]=[.$A1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7" office:value-type="string">
            <text:p>Show public content from page</text:p>
          </table:table-cell>
          <table:table-cell table:formula="of:=SUMPRODUCT(([SniffTest.B$5:SniffTest.B$947]=[.$A1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3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table:style-name="ce85" office:value-type="string">
            <text:p>Add/Edit/Delete page from Page Management</text:p>
          </table:table-cell>
          <table:table-cell table:formula="of:=SUMPRODUCT(([SniffTest.B$5:SniffTest.B$947]=[.$A1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3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table:style-name="ce85" office:value-type="string">
            <text:p>Create/edit/delete a portal (site)</text:p>
          </table:table-cell>
          <table:table-cell table:formula="of:=SUMPRODUCT(([SniffTest.B$5:SniffTest.B$947]=[.$A1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table:style-name="ce85" office:value-type="string">
            <text:p>Create/edit/delete a category</text:p>
          </table:table-cell>
          <table:table-cell table:formula="of:=SUMPRODUCT(([SniffTest.B$5:SniffTest.B$947]=[.$A1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table:style-name="ce85" office:value-type="string">
            <text:p>Create/Edit/Delete a subscription</text:p>
          </table:table-cell>
          <table:table-cell table:formula="of:=SUMPRODUCT(([SniffTest.B$5:SniffTest.B$947]=[.$A1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table:style-name="ce85" office:value-type="string">
            <text:p>Create/Edit/Delete/Convert a letter</text:p>
          </table:table-cell>
          <table:table-cell table:formula="of:=SUMPRODUCT(([SniffTest.B$5:SniffTest.B$947]=[.$A1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5" office:value-type="string">
            <text:p>Subscribe newsletter</text:p>
          </table:table-cell>
          <table:table-cell table:style-name="ce85" office:value-type="string">
            <text:p>Subscribe newsletter</text:p>
          </table:table-cell>
          <table:table-cell table:formula="of:=SUMPRODUCT(([SniffTest.B$5:SniffTest.B$947]=[.$A1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7" office:value-type="string">
            <text:p>Configuration for FCC portlet and create new document using it</text:p>
          </table:table-cell>
          <table:table-cell table:formula="of:=SUMPRODUCT(([SniffTest.B$5:SniffTest.B$947]=[.$A1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table:style-name="ce85" office:value-type="string">
            <text:p>Create new node type and dialog form for it</text:p>
          </table:table-cell>
          <table:table-cell table:formula="of:=SUMPRODUCT(([SniffTest.B$5:SniffTest.B$947]=[.$A1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table:style-name="ce85" office:value-type="string">
            <text:p>Show categories and documents </text:p>
          </table:table-cell>
          <table:table-cell table:formula="of:=SUMPRODUCT(([SniffTest.B$5:SniffTest.B$947]=[.$A2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table:style-name="ce85" office:value-type="string">
            <text:p>Show content of category </text:p>
          </table:table-cell>
          <table:table-cell table:formula="of:=SUMPRODUCT(([SniffTest.B$5:SniffTest.B$947]=[.$A2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table:style-name="ce85" office:value-type="string">
            <text:p>Add new Events page</text:p>
          </table:table-cell>
          <table:table-cell table:formula="of:=SUMPRODUCT(([SniffTest.B$5:SniffTest.B$947]=[.$A22])*([SniffTest.A$5:SniffTest.A$947]&lt;&gt;&quot;&quot;))" office:value-type="float" office:value="1">
            <text:p>1</text:p>
          </table:table-cell>
        </table:table-row>
        <table:table-row table:style-name="ro25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table:style-name="ce85" office:value-type="string">
            <text:p>Configuration for Parameterized content list viewer portlet and view content of document/web content</text:p>
          </table:table-cell>
          <table:table-cell table:formula="of:=SUMPRODUCT(([SniffTest.B$5:SniffTest.B$947]=[.$A2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table:style-name="ce85" office:value-type="string">
            <text:p>Insert documents/medias in a web content by FCK Content Selector</text:p>
          </table:table-cell>
          <table:table-cell table:formula="of:=SUMPRODUCT(([SniffTest.B$5:SniffTest.B$947]=[.$A2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content folder</text:p>
          </table:table-cell>
          <table:table-cell table:formula="of:=SUMPRODUCT(([SniffTest.B$5:SniffTest.B$947]=[.$A2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85" office:value-type="string">
            <text:p>Create 1 document folder</text:p>
          </table:table-cell>
          <table:table-cell table:formula="of:=SUMPRODUCT(([SniffTest.B$5:SniffTest.B$947]=[.$A2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table:style-name="ce85" office:value-type="string">
            <text:p>Create Article document</text:p>
          </table:table-cell>
          <table:table-cell table:formula="of:=SUMPRODUCT(([SniffTest.B$5:SniffTest.B$947]=[.$A2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f:=SUMPRODUCT(([SniffTest.B$5:SniffTest.B$947]=[.$A2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Plan document</text:p>
          </table:table-cell>
          <table:table-cell table:formula="of:=SUMPRODUCT(([SniffTest.B$5:SniffTest.B$947]=[.$A2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Sample Node document</text:p>
          </table:table-cell>
          <table:table-cell table:formula="of:=SUMPRODUCT(([SniffTest.B$5:SniffTest.B$947]=[.$A3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Kofax document</text:p>
          </table:table-cell>
          <table:table-cell table:formula="of:=SUMPRODUCT(([SniffTest.B$5:SniffTest.B$947]=[.$A3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odcast document</text:p>
          </table:table-cell>
          <table:table-cell table:formula="of:=SUMPRODUCT(([SniffTest.B$5:SniffTest.B$947]=[.$A3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icture on head layout Webcontent document</text:p>
          </table:table-cell>
          <table:table-cell table:formula="of:=SUMPRODUCT(([SniffTest.B$5:SniffTest.B$947]=[.$A3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f:=SUMPRODUCT(([SniffTest.B$5:SniffTest.B$947]=[.$A3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f:=SUMPRODUCT(([SniffTest.B$5:SniffTest.B$947]=[.$A3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f:=SUMPRODUCT(([SniffTest.B$5:SniffTest.B$947]=[.$A3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f:=SUMPRODUCT(([SniffTest.B$5:SniffTest.B$947]=[.$A3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f:=SUMPRODUCT(([SniffTest.B$5:SniffTest.B$947]=[.$A3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f:=SUMPRODUCT(([SniffTest.B$5:SniffTest.B$947]=[.$A3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f:=SUMPRODUCT(([SniffTest.B$5:SniffTest.B$947]=[.$A4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/Remove Favorite</text:p>
          </table:table-cell>
          <table:table-cell table:formula="of:=SUMPRODUCT(([SniffTest.B$5:SniffTest.B$947]=[.$A4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f:=SUMPRODUCT(([SniffTest.B$5:SniffTest.B$947]=[.$A4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f:=SUMPRODUCT(([SniffTest.B$5:SniffTest.B$947]=[.$A4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 URL to Clipboard</text:p>
          </table:table-cell>
          <table:table-cell table:formula="of:=SUMPRODUCT(([SniffTest.B$5:SniffTest.B$947]=[.$A4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f:=SUMPRODUCT(([SniffTest.B$5:SniffTest.B$947]=[.$A4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table:style-name="ce89" office:value-type="string">
            <text:p>Manage Private tag (Add/Edit/Delete)</text:p>
          </table:table-cell>
          <table:table-cell table:formula="of:=SUMPRODUCT(([SniffTest.B$5:SniffTest.B$947]=[.$A4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Public tag (Add/Edit/Delete) </text:p>
          </table:table-cell>
          <table:table-cell table:formula="of:=SUMPRODUCT(([SniffTest.B$5:SniffTest.B$947]=[.$A4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Add language for document/uploaded file</text:p>
          </table:table-cell>
          <table:table-cell table:formula="of:=SUMPRODUCT(([SniffTest.B$5:SniffTest.B$947]=[.$A4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Vote for document/uploaded file</text:p>
          </table:table-cell>
          <table:table-cell table:formula="of:=SUMPRODUCT(([SniffTest.B$5:SniffTest.B$947]=[.$A4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89" office:value-type="string">
            <text:p>Manage Comment (Add/Edit/Delete)</text:p>
          </table:table-cell>
          <table:table-cell table:formula="of:=SUMPRODUCT(([SniffTest.B$5:SniffTest.B$947]=[.$A5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f:=SUMPRODUCT(([SniffTest.B$5:SniffTest.B$947]=[.$A5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f:=SUMPRODUCT(([SniffTest.B$5:SniffTest.B$947]=[.$A5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5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f:=SUMPRODUCT(([SniffTest.B$5:SniffTest.B$947]=[.$A5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f:=SUMPRODUCT(([SniffTest.B$5:SniffTest.B$947]=[.$A5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f:=SUMPRODUCT(([SniffTest.B$5:SniffTest.B$947]=[.$A5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References</text:p>
          </table:table-cell>
          <table:table-cell table:formula="of:=SUMPRODUCT(([SniffTest.B$5:SniffTest.B$947]=[.$A5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Node Types</text:p>
          </table:table-cell>
          <table:table-cell table:formula="of:=SUMPRODUCT(([SniffTest.B$5:SniffTest.B$947]=[.$A5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1" office:value-type="string">
            <text:p>Manage Permission(Add/Edit/Delete)</text:p>
          </table:table-cell>
          <table:table-cell table:formula="of:=SUMPRODUCT(([SniffTest.B$5:SniffTest.B$947]=[.$A5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View metadata</text:p>
          </table:table-cell>
          <table:table-cell table:formula="of:=SUMPRODUCT(([SniffTest.B$5:SniffTest.B$947]=[.$A5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Manage Auditing (Active/View) </text:p>
          </table:table-cell>
          <table:table-cell table:formula="of:=SUMPRODUCT(([SniffTest.B$5:SniffTest.B$947]=[.$A60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90" office:value-type="string">
            <text:p>Show/Hide like JCR structure</text:p>
          </table:table-cell>
          <table:table-cell table:formula="of:=SUMPRODUCT(([SniffTest.B$5:SniffTest.B$947]=[.$A61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Simple Search</text:p>
          </table:table-cell>
          <table:table-cell table:formula="of:=SUMPRODUCT(([SniffTest.B$5:SniffTest.B$947]=[.$A62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Advanced search</text:p>
          </table:table-cell>
          <table:table-cell table:formula="of:=SUMPRODUCT(([SniffTest.B$5:SniffTest.B$947]=[.$A6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92" office:value-type="string">
            <text:p>Manage query in Advanced search</text:p>
          </table:table-cell>
          <table:table-cell table:formula="of:=SUMPRODUCT(([SniffTest.B$5:SniffTest.B$947]=[.$A6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table:style-name="ce92" office:value-type="string">
            <text:p>Select view mode</text:p>
          </table:table-cell>
          <table:table-cell table:formula="of:=SUMPRODUCT(([SniffTest.B$5:SniffTest.B$947]=[.$A65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browsing Preferences</text:p>
          </table:table-cell>
          <table:table-cell table:formula="of:=SUMPRODUCT(([SniffTest.B$5:SniffTest.B$947]=[.$A66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Set up Preferences for quick filter</text:p>
          </table:table-cell>
          <table:table-cell table:formula="of:=SUMPRODUCT(([SniffTest.B$5:SniffTest.B$947]=[.$A6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92" office:value-type="string">
            <text:p>Quick Filter by Items/Type</text:p>
          </table:table-cell>
          <table:table-cell table:formula="of:=SUMPRODUCT(([SniffTest.B$5:SniffTest.B$947]=[.$A6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table:style-name="ce92" office:value-type="string">
            <text:p>Manage Clipboard (Paste/Delete)</text:p>
          </table:table-cell>
          <table:table-cell table:formula="of:=SUMPRODUCT(([SniffTest.B$5:SniffTest.B$947]=[.$A6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6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table:style-name="ce86" office:value-type="string">
            <text:p>Manage Tags (Add/Edit/Delete)</text:p>
          </table:table-cell>
          <table:table-cell table:formula="of:=SUMPRODUCT(([SniffTest.B$5:SniffTest.B$947]=[.$A7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table:style-name="ce86" office:value-type="string">
            <text:p>Manage Taxonomy Tree (Add/Edit/Delete)</text:p>
          </table:table-cell>
          <table:table-cell table:formula="of:=SUMPRODUCT(([SniffTest.B$5:SniffTest.B$947]=[.$A7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6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table:style-name="ce86" office:value-type="string">
            <text:p>Manage Template(Add/Edit/Delete)</text:p>
          </table:table-cell>
          <table:table-cell table:formula="of:=SUMPRODUCT(([SniffTest.B$5:SniffTest.B$947]=[.$A7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table:style-name="ce86" office:value-type="string">
            <text:p>Manage Metadata(View/Edit/Delete)</text:p>
          </table:table-cell>
          <table:table-cell table:formula="of:=SUMPRODUCT(([SniffTest.B$5:SniffTest.B$947]=[.$A73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table:style-name="ce86" office:value-type="string">
            <text:p>Manage Views(Add/View/Edit/Delete)</text:p>
          </table:table-cell>
          <table:table-cell table:formula="of:=SUMPRODUCT(([SniffTest.B$5:SniffTest.B$947]=[.$A74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table:style-name="ce86" office:value-type="string">
            <text:p>Manage Drive(Add/Edit/Delete)</text:p>
          </table:table-cell>
          <table:table-cell table:formula="of:=SUMPRODUCT(([SniffTest.B$5:SniffTest.B$947]=[.$A7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Namespace registry</text:p>
          </table:table-cell>
          <table:table-cell table:formula="of:=SUMPRODUCT(([SniffTest.B$5:SniffTest.B$947]=[.$A7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table:style-name="ce86" office:value-type="string">
            <text:p>Manage Node types(Add/View)</text:p>
          </table:table-cell>
          <table:table-cell table:formula="of:=SUMPRODUCT(([SniffTest.B$5:SniffTest.B$947]=[.$A77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Query</text:p>
          </table:table-cell>
          <table:table-cell table:style-name="ce86" office:value-type="string">
            <text:p>Manage Query(Add/Edit/Delete)</text:p>
          </table:table-cell>
          <table:table-cell table:formula="of:=SUMPRODUCT(([SniffTest.B$5:SniffTest.B$947]=[.$A78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Script</text:p>
          </table:table-cell>
          <table:table-cell table:style-name="ce86" office:value-type="string">
            <text:p>Manage Script(Add/Edit/Delete)</text:p>
          </table:table-cell>
          <table:table-cell table:formula="of:=SUMPRODUCT(([SniffTest.B$5:SniffTest.B$947]=[.$A79])*([SniffTest.A$5:SniffTest.A$947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7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Action</text:p>
          </table:table-cell>
          <table:table-cell table:style-name="ce86" office:value-type="string">
            <text:p>Manage Action</text:p>
          </table:table-cell>
          <table:table-cell table:formula="of:=SUMPRODUCT(([SniffTest.B$5:SniffTest.B$947]=[.$A8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Lock/Unlock</text:p>
          </table:table-cell>
          <table:table-cell table:style-name="ce86" office:value-type="string">
            <text:p>Manage Lock/Unlock</text:p>
          </table:table-cell>
          <table:table-cell table:formula="of:=SUMPRODUCT(([SniffTest.B$5:SniffTest.B$947]=[.$A8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7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Approve a content</text:p>
          </table:table-cell>
          <table:table-cell table:formula="of:=SUMPRODUCT(([SniffTest.B$5:SniffTest.B$947]=[.$A82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0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isapprove a content</text:p>
          </table:table-cell>
          <table:table-cell table:formula="of:=SUMPRODUCT(([SniffTest.B$5:SniffTest.B$947]=[.$A83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Delegate a content</text:p>
          </table:table-cell>
          <table:table-cell table:formula="of:=SUMPRODUCT(([SniffTest.B$5:SniffTest.B$947]=[.$A84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92" office:value-type="string">
            <text:p>Refuse a content</text:p>
          </table:table-cell>
          <table:table-cell table:formula="of:=SUMPRODUCT(([SniffTest.B$5:SniffTest.B$947]=[.$A85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3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Grand a pay raise</text:p>
          </table:table-cell>
          <table:table-cell table:formula="of:=SUMPRODUCT(([SniffTest.B$5:SniffTest.B$947]=[.$A86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4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86" office:value-type="string">
            <text:p>Refuse a pay raise</text:p>
          </table:table-cell>
          <table:table-cell table:formula="of:=SUMPRODUCT(([SniffTest.B$5:SniffTest.B$947]=[.$A87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5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Approve holiday process</text:p>
          </table:table-cell>
          <table:table-cell table:formula="of:=SUMPRODUCT(([SniffTest.B$5:SniffTest.B$947]=[.$A88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6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Disapprove holiday process</text:p>
          </table:table-cell>
          <table:table-cell table:formula="of:=SUMPRODUCT(([SniffTest.B$5:SniffTest.B$947]=[.$A89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7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86" office:value-type="string">
            <text:p>Refuse a holiday process</text:p>
          </table:table-cell>
          <table:table-cell table:formula="of:=SUMPRODUCT(([SniffTest.B$5:SniffTest.B$947]=[.$A90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8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View process</text:p>
          </table:table-cell>
          <table:table-cell table:style-name="ce86" office:value-type="string">
            <text:p>View detail of process</text:p>
          </table:table-cell>
          <table:table-cell table:formula="of:=SUMPRODUCT(([SniffTest.B$5:SniffTest.B$947]=[.$A91])*([SniffTest.A$5:SniffTest.A$947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8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Upload process</text:p>
          </table:table-cell>
          <table:table-cell table:style-name="ce86" office:value-type="string">
            <text:p>Upload new process</text:p>
          </table:table-cell>
          <table:table-cell table:formula="of:=SUMPRODUCT(([SniffTest.B$5:SniffTest.B$947]=[.$A92])*([SniffTest.A$5:SniffTest.A$947]&lt;&gt;&quot;&quot;))" office:value-type="float" office:value="1">
            <text:p>1</text:p>
          </table:table-cell>
        </table:table-row>
        <table:table-row table:style-name="ro4">
          <table:table-cell table:style-name="ce80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85"/>
          <table:table-cell table:formula="of:=SUM([.F4:.F92])" office:value-type="float" office:value="89">
            <text:p>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3:4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2-23T13:44:17</dc:date>
    <dc:creator>hanhly </dc:creator>
    <meta:editing-duration>PT15H25M36S</meta:editing-duration>
    <meta:editing-cycles>40</meta:editing-cycles>
    <meta:generator>OpenOffice.org/3.1$Linux OpenOffice.org_project/310m19$Build-9420</meta:generator>
    <meta:document-statistic meta:table-count="3" meta:cell-count="1659" meta:object-count="0"/>
  </office:meta>
</office:document-meta>
</file>